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B2" style:family="table-cell">
      <style:table-cell-properties style:vertical-align="bottom"/>
    </style:style>
    <style:style style:name="Table2" style:family="table">
      <style:table-properties style:width="17.004cm" fo:margin-left="0cm" fo:margin-right="-0.004cm" table:align="margins"/>
    </style:style>
    <style:style style:name="Table2.A" style:family="table-column">
      <style:table-column-properties style:column-width="13.64cm" style:rel-column-width="7733*"/>
    </style:style>
    <style:style style:name="Table2.B" style:family="table-column">
      <style:table-column-properties style:column-width="3.364cm" style:rel-column-width="1907*"/>
    </style:style>
    <style:style style:name="P1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16183664" text:id="ct116183664">
          <text:insertion>
            <office:change-info>
              <dc:creator>Luc Saffre</dc:creator>
              <dc:date>2012-09-03T14:53:00</dc:date>
            </office:change-info>
          </text:insertion>
        </text:changed-region>
        <text:changed-region xml:id="ct115055704" text:id="ct115055704">
          <text:insertion>
            <office:change-info>
              <dc:creator>Luc Saffre</dc:creator>
              <dc:date>2012-08-16T13:02:00</dc:date>
            </office:change-info>
          </text:insertion>
        </text:changed-region>
        <text:changed-region xml:id="ct115066288" text:id="ct115066288">
          <text:insertion>
            <office:change-info>
              <dc:creator>Luc Saffre</dc:creator>
              <dc:date>2012-08-16T16:29:00</dc:date>
            </office:change-info>
          </text:insertion>
        </text:changed-region>
        <text:changed-region xml:id="ct115122080" text:id="ct115122080">
          <text:insertion>
            <office:change-info>
              <dc:creator>Luc Saffre</dc:creator>
              <dc:date>2012-08-16T12:59:00</dc:date>
            </office:change-info>
          </text:insertion>
        </text:changed-region>
        <text:changed-region xml:id="ct115049216" text:id="ct115049216">
          <text:insertion>
            <office:change-info>
              <dc:creator>Luc Saffre</dc:creator>
              <dc:date>2012-08-16T12:58:00</dc:date>
            </office:change-info>
          </text:insertion>
        </text:changed-region>
        <text:changed-region xml:id="ct115007472" text:id="ct115007472">
          <text:insertion>
            <office:change-info>
              <dc:creator>Luc Saffre</dc:creator>
              <dc:date>2012-08-16T12:59:00</dc:date>
            </office:change-info>
          </text:insertion>
        </text:changed-region>
        <text:changed-region xml:id="ct115201544" text:id="ct115201544">
          <text:insertion>
            <office:change-info>
              <dc:creator>Luc Saffre</dc:creator>
              <dc:date>2012-08-16T13:00:00</dc:date>
            </office:change-info>
          </text:insertion>
        </text:changed-region>
        <text:changed-region xml:id="ct115201760" text:id="ct115201760">
          <text:insertion>
            <office:change-info>
              <dc:creator>Luc Saffre</dc:creator>
              <dc:date>2012-08-16T13:00:00</dc:date>
            </office:change-info>
          </text:insertion>
        </text:changed-region>
        <text:changed-region xml:id="ct112967808" text:id="ct112967808">
          <text:insertion>
            <office:change-info>
              <dc:creator>Luc Saffre</dc:creator>
              <dc:date>2012-09-03T14:53:00</dc:date>
            </office:change-info>
          </text:insertion>
        </text:changed-region>
        <text:changed-region xml:id="ct112653760" text:id="ct112653760">
          <text:insertion>
            <office:change-info>
              <dc:creator>Luc Saffre</dc:creator>
              <dc:date>2012-09-03T15:59:00</dc:date>
            </office:change-info>
          </text:insertion>
        </text:changed-region>
        <text:changed-region xml:id="ct113015320" text:id="ct113015320">
          <text:insertion>
            <office:change-info>
              <dc:creator>Luc Saffre</dc:creator>
              <dc:date>2012-09-03T15:52:00</dc:date>
            </office:change-info>
          </text:insertion>
        </text:changed-region>
        <text:changed-region xml:id="ct115070568" text:id="ct115070568">
          <text:insertion>
            <office:change-info>
              <dc:creator>Luc Saffre</dc:creator>
              <dc:date>2012-09-03T15:59:00</dc:date>
            </office:change-info>
          </text:insertion>
        </text:changed-region>
        <text:changed-region xml:id="ct113013824" text:id="ct113013824">
          <text:insertion>
            <office:change-info>
              <dc:creator>Luc Saffre</dc:creator>
              <dc:date>2012-09-03T15:59:00</dc:date>
            </office:change-info>
          </text:insertion>
        </text:changed-region>
        <text:changed-region xml:id="ct116424632" text:id="ct116424632">
          <text:insertion>
            <office:change-info>
              <dc:creator>Luc Saffre</dc:creator>
              <dc:date>2012-09-03T15:00:00</dc:date>
            </office:change-info>
          </text:insertion>
        </text:changed-region>
        <text:changed-region xml:id="ct116453520" text:id="ct116453520">
          <text:insertion>
            <office:change-info>
              <dc:creator>Luc Saffre</dc:creator>
              <dc:date>2012-09-03T15:01:00</dc:date>
            </office:change-info>
          </text:insertion>
        </text:changed-region>
        <text:changed-region xml:id="ct113674864" text:id="ct113674864">
          <text:insertion>
            <office:change-info>
              <dc:creator>Luc Saffre</dc:creator>
              <dc:date>2012-09-03T15:59:00</dc:date>
            </office:change-info>
          </text:insertion>
        </text:changed-region>
        <text:changed-region xml:id="ct116909632" text:id="ct116909632">
          <text:insertion>
            <office:change-info>
              <dc:creator>Luc Saffre</dc:creator>
              <dc:date>2012-09-03T15:59:00</dc:date>
            </office:change-info>
          </text:insertion>
        </text:changed-region>
        <text:changed-region xml:id="ct112966184" text:id="ct112966184">
          <text:insertion>
            <office:change-info>
              <dc:creator>Luc Saffre</dc:creator>
              <dc:date>2012-08-16T13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ustomer:</text:p>
      <text:p text:style-name="Standard"><text:change-start text:change-id="ct116183664"/>self.partner.address()<text:change-end text:change-id="ct116183664"/></text:p>
      <text:p text:style-name="Standard"/>
      <text:h text:style-name="Heading_20_1" text:outline-level="1"><text:change-start text:change-id="ct115055704"/>self<text:change-end text:change-id="ct115055704"/></text:h>
      <text:p text:style-name="Standard">Date: <text:change-start text:change-id="ct115066288"/>dtos(self.date)<text:change-end text:change-id="ct115066288"/></text:p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>
          <table:table-cell office:value-type="string">
            <text:p text:style-name="P1">Description</text:p>
          </table:table-cell>
          <table:table-cell office:value-type="string">
            <text:p text:style-name="P1">unit price</text:p>
          </table:table-cell>
          <table:table-cell office:value-type="string">
            <text:p text:style-name="P1">quantity</text:p>
          </table:table-cell>
          <table:table-cell office:value-type="string">
            <text:p text:style-name="P1">total</text:p>
          </table:table-cell>
        </table:table-row>
        <table:table-row>
          <table:table-cell office:value-type="string">
            <text:p text:style-name="Standard"><text:change-start text:change-id="ct115122080"/>row.title<text:change-end text:change-id="ct115122080"/><text:line-break/><text:change-start text:change-id="ct115049216"/>row.product<text:change-end text:change-id="ct115049216"/><text:line-break/><text:change-start text:change-id="ct115007472"/>row.description<text:change-end text:change-id="ct115007472"/></text:p>
          </table:table-cell>
          <table:table-cell table:style-name="Table1.B2" office:value-type="string">
            <text:p text:style-name="P2"><office:annotation><dc:creator>Luc Saffre</dc:creator><dc:date>2012-08-16T13:06:49.01</dc:date><text:p text:style-name="P4"><text:span text:style-name="T1">do row for row in self.items.all()</text:span></text:p></office:annotation><text:change-start text:change-id="ct115201544"/>row.unit_price<text:change-end text:change-id="ct115201544"/></text:p>
          </table:table-cell>
          <table:table-cell table:style-name="Table1.B2" office:value-type="string">
            <text:p text:style-name="P2"><text:change-start text:change-id="ct115201760"/>row.qty<text:change-end text:change-id="ct115201760"/></text:p>
          </table:table-cell>
          <table:table-cell table:style-name="Table1.B2" office:value-type="string">
            <text:p text:style-name="P2"><text:change-start text:change-id="ct112967808"/>row.total_excl<text:change-end text:change-id="ct112967808"/>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3"><text:change-start text:change-id="ct112653760"/>_("Total excl. VAT")<text:change-end text:change-id="ct112653760"/></text:p>
          </table:table-cell>
          <table:table-cell office:value-type="string">
            <text:p text:style-name="P3"><text:change-start text:change-id="ct113015320"/>self.total_excl<text:change-end text:change-id="ct113015320"/></text:p>
          </table:table-cell>
        </table:table-row>
        <table:table-row>
          <table:table-cell office:value-type="string">
            <text:p text:style-name="P3"><text:change-start text:change-id="ct115070568"/>_("VAT")<text:change-end text:change-id="ct115070568"/></text:p>
          </table:table-cell>
          <table:table-cell office:value-type="string">
            <text:p text:style-name="P3"><text:change-start text:change-id="ct113013824"/>self.total_vat<text:change-end text:change-id="ct113013824"/></text:p>
          </table:table-cell>
        </table:table-row>
        <table:table-row>
          <table:table-cell office:value-type="string">
            <text:p text:style-name="P3"><text:change-start text:change-id="ct116424632"/>_("Total incl. VAT")<text:change-end text:change-id="ct116424632"/></text:p>
          </table:table-cell>
          <table:table-cell office:value-type="string">
            <text:p text:style-name="P3"><text:change-start text:change-id="ct116453520"/>self.total_incl<text:change-end text:change-id="ct116453520"/></text:p>
          </table:table-cell>
        </table:table-row>
      </table:table>
      <text:p text:style-name="P3"/>
      <text:p text:style-name="Standard"><text:change-start text:change-id="ct113674864"/>_("Date of payment")<text:change-end text:change-id="ct113674864"/> : <text:change-start text:change-id="ct116909632"/>dtos(self.due_date)<text:change-end text:change-id="ct116909632"/></text:p>
      <text:p text:style-name="Standard"/>
      <text:p text:style-name="Standard">Payment terms: <text:change-start text:change-id="ct112966184"/>self.payment_term<text:change-end text:change-id="ct112966184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2-08-16T12:56:05.75</meta:creation-date>
    <dc:date>2012-09-03T15:59:51.04</dc:date>
    <dc:creator>Luc Saffre</dc:creator>
    <meta:editing-duration>PT4H20M26S</meta:editing-duration>
    <meta:editing-cycles>11</meta:editing-cycles>
    <meta:generator>LibreOffice/3.4$Win32 LibreOffice_project/340m1$Build-402</meta:generator>
    <meta:document-statistic meta:table-count="2" meta:image-count="0" meta:object-count="0" meta:page-count="1" meta:paragraph-count="20" meta:word-count="35" meta:character-count="329" meta:non-whitespace-character-count="315"/>
  </office:meta>
</office:document-meta>
</file>